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335f12" officeooo:paragraph-rsid="003c0fe8" style:font-size-asian="12pt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89f98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etecknaLowerCase1" officeooo:rsid="001290e9" officeooo:paragraph-rsid="00389f98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ab20d"/>
    </style:style>
    <style:style style:name="P8" style:family="paragraph" style:parent-style-name="Standard">
      <style:text-properties style:font-name="BetecknaLowerCase1" officeooo:rsid="001290e9" officeooo:paragraph-rsid="003ab20d"/>
    </style:style>
    <style:style style:name="P9" style:family="paragraph" style:parent-style-name="Text_20_body">
      <style:paragraph-properties fo:text-align="end" style:justify-single-word="false"/>
      <style:text-properties officeooo:paragraph-rsid="0036e15d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3cf138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style:use-window-font-color="true" officeooo:rsid="0036e15d"/>
    </style:style>
    <style:style style:name="T6" style:family="text">
      <style:text-properties style:use-window-font-color="true" fo:font-size="10pt" officeooo:rsid="0036e15d" style:font-size-asian="10pt" style:font-size-complex="10pt"/>
    </style:style>
    <style:style style:name="T7" style:family="text">
      <style:text-properties style:use-window-font-color="true" officeooo:rsid="0036e15d" style:font-size-complex="10pt"/>
    </style:style>
    <style:style style:name="T8" style:family="text">
      <style:text-properties fo:text-transform="lowercase" fo:font-size="48pt" officeooo:rsid="0036e15d" style:font-size-asian="48pt" style:font-size-complex="48pt"/>
    </style:style>
    <style:style style:name="T9" style:family="text">
      <style:text-properties fo:text-transform="lowercase" fo:font-size="6pt" officeooo:rsid="0036e15d" style:font-size-asian="6pt" style:font-size-complex="6pt"/>
    </style:style>
    <style:style style:name="T10" style:family="text">
      <style:text-properties fo:text-transform="lowercase" officeooo:rsid="00389f98"/>
    </style:style>
    <style:style style:name="T11" style:family="text">
      <style:text-properties fo:text-transform="lowercase" officeooo:rsid="00389f98" style:font-size-complex="2pt"/>
    </style:style>
    <style:style style:name="T12" style:family="text">
      <style:text-properties fo:text-transform="lowercase" fo:font-size="5pt" officeooo:rsid="00200441" style:font-size-asian="5pt" style:font-size-complex="5pt"/>
    </style:style>
    <style:style style:name="T13" style:family="text">
      <style:text-properties officeooo:rsid="001a7abf" style:font-name-asian="Droid Sans Fallback" style:font-name-complex="FreeSans2"/>
    </style:style>
    <style:style style:name="T14" style:family="text">
      <style:text-properties officeooo:rsid="003a3af6" style:font-name-asian="Droid Sans Fallback" style:font-name-complex="FreeSans2"/>
    </style:style>
    <style:style style:name="T15" style:family="text">
      <style:text-properties officeooo:rsid="0036e15d"/>
    </style:style>
    <style:style style:name="T16" style:family="text">
      <style:text-properties officeooo:rsid="003a3af6"/>
    </style:style>
    <style:style style:name="T17" style:family="text">
      <style:text-properties fo:font-size="5pt" officeooo:rsid="00200441" style:font-size-asian="5pt" style:font-size-complex="5pt"/>
    </style:style>
    <style:style style:name="T18" style:family="text">
      <style:text-properties officeooo:rsid="003c0fe8"/>
    </style:style>
    <style:style style:name="T19" style:family="text">
      <style:text-properties officeooo:rsid="001f5956"/>
    </style:style>
    <style:style style:name="T20" style:family="text">
      <style:text-properties style:font-name="BetecknaLowerCase1" fo:font-size="96pt" style:font-size-asian="96pt" style:font-size-complex="96pt"/>
    </style:style>
    <style:style style:name="T21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2.707cm" svg:height="6.111cm" svg:x="2.51cm" svg:y="1.579cm">
        <draw:text-box>
          <text:p><text:span text:style-name="T20">i</text:span></text:p>
        </draw:text-box>
      </draw:frame>
      <draw:path text:anchor-type="page" text:anchor-page-number="1" draw:z-index="1" draw:style-name="gr2" draw:text-style-name="P12" svg:width="0.461cm" svg:height="0.309cm" draw:transform="skewX (0.00191986217719381) rotate (-2.07135675626687) translate (3.88715922579467cm 3.55104854531948cm)" svg:viewBox="0 0 462 310" svg:d="M433 131c-383 554-757-383 29-62">
        <text:p/>
      </draw:path>
      <draw:frame text:anchor-type="page" text:anchor-page-number="1" draw:z-index="2" draw:style-name="gr3" draw:text-style-name="P13" svg:width="0.287cm" svg:height="0.579cm" svg:x="3.087cm" svg:y="2.955cm">
        <draw:text-box>
          <text:p><text:span text:style-name="T21">2</text:span></text:p>
        </draw:text-box>
      </draw:frame>
      <draw:frame text:anchor-type="page" text:anchor-page-number="1" draw:z-index="3" draw:style-name="gr3" draw:text-style-name="P13" svg:width="0.237cm" svg:height="0.579cm" svg:x="3.004cm" svg:y="4.761cm">
        <draw:text-box>
          <text:p><text:span text:style-name="T21">1</text:span></text:p>
        </draw:text-box>
      </draw:frame>
      <draw:line text:anchor-type="page" text:anchor-page-number="1" draw:z-index="4" draw:style-name="gr4" draw:text-style-name="P12" svg:x1="3.452cm" svg:y1="4.521cm" svg:x2="3.44cm" svg:y2="6.001cm">
        <text:p/>
      </draw:line>
      <text:p text:style-name="P4">LATIN <text:span text:style-name="T3">SMALL</text:span> LETTER <text:span text:style-name="T15">I</text:span></text:p>
      <text:p text:style-name="P5">Das <text:span text:style-name="T3">kleine</text:span> <text:span text:style-name="T15">I</text:span></text:p>
      <text:p text:style-name="P1"/>
      <text:p text:style-name="P2"><text:span text:style-name="T18">inklusive </text:span><text:span text:style-name="T2">•</text:span><text:span text:style-name="T13"> </text:span><text:span text:style-name="T18">innen </text:span><text:span text:style-name="T2">•</text:span><text:span text:style-name="T13"> </text:span><text:span text:style-name="T18">illegal </text:span><text:span text:style-name="T2">•</text:span><text:span text:style-name="T13"> </text:span><text:span text:style-name="T18">ich </text:span><text:span text:style-name="T2">•</text:span><text:span text:style-name="T13"> </text:span><text:span text:style-name="T16">interessant </text:span><text:span text:style-name="T2">•</text:span><text:span text:style-name="T13"> </text:span><text:span text:style-name="T14">informieren</text:span></text:p>
      <text:p text:style-name="P9"><text:span text:style-name="Outline_5f_very_5f_large"><text:span text:style-name="T7">i</text:span></text:span><text:span text:style-name="Outline_5f_very_5f_large"><text:span text:style-name="T6"> </text:span></text:span><text:span text:style-name="Outline_5f_very_5f_large"><text:span text:style-name="T7">i</text:span></text:span><text:span text:style-name="Outline_5f_very_5f_large"><text:span text:style-name="T6"> </text:span></text:span><text:span text:style-name="Outline_5f_very_5f_large"><text:span text:style-name="T7">i</text:span></text:span><text:span text:style-name="Outline_5f_very_5f_large"><text:span text:style-name="T6"> </text:span></text:span><text:span text:style-name="Outline_5f_very_5f_large"><text:span text:style-name="T7">i</text:span></text:span><text:span text:style-name="Outline_5f_very_5f_large"><text:span text:style-name="T6"> </text:span></text:span><text:span text:style-name="Outline_5f_very_5f_large"><text:span text:style-name="T7">i</text:span></text:span><text:span text:style-name="Outline_5f_very_5f_large"><text:span text:style-name="T6"> </text:span></text:span><text:span text:style-name="Outline_5f_very_5f_large"><text:span text:style-name="T5">i</text:span></text:span><text:span text:style-name="Outline_5f_very_5f_large"><text:span text:style-name="T6"> </text:span></text:span><text:span text:style-name="Outline_5f_very_5f_large"><text:span text:style-name="T5">i</text:span></text:span><text:span text:style-name="Outline_5f_very_5f_large"><text:span text:style-name="T6"> </text:span></text:span><text:span text:style-name="Outline_5f_very_5f_large"><text:span text:style-name="T5">i</text:span></text:span><text:span text:style-name="Outline_5f_very_5f_large"><text:span text:style-name="T6"> </text:span></text:span><text:span text:style-name="Outline_5f_very_5f_large"><text:span text:style-name="T5">i</text:span></text:span><text:span text:style-name="Outline_5f_very_5f_large"><text:span text:style-name="T6"> </text:span></text:span><text:span text:style-name="Outline_5f_very_5f_large"><text:span text:style-name="T5">i</text:span></text:span><text:span text:style-name="Outline_5f_very_5f_large"><text:span text:style-name="T6"> </text:span></text:span><text:span text:style-name="Outline_5f_very_5f_large"><text:span text:style-name="T5">i</text:span></text:span><text:span text:style-name="Outline_5f_very_5f_large"><text:span text:style-name="T6"> </text:span></text:span><text:span text:style-name="Outline_5f_very_5f_large"><text:span text:style-name="T5">i</text:span></text:span><text:span text:style-name="Outline_5f_very_5f_large"><text:span text:style-name="T6"> </text:span></text:span><text:span text:style-name="Outline_5f_very_5f_large"><text:span text:style-name="T5">i</text:span></text:span><text:span text:style-name="Outline_5f_very_5f_large"><text:span text:style-name="T6"> </text:span></text:span><text:span text:style-name="Outline_5f_very_5f_large"><text:span text:style-name="T5">i</text:span></text:span><text:span text:style-name="Outline_5f_very_5f_large"><text:span text:style-name="T6"> </text:span></text:span><text:span text:style-name="Outline_5f_very_5f_large"><text:span text:style-name="T5">i</text:span></text:span></text:p>
      <text:p text:style-name="P3"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text:span text:style-name="Outline_5f_large"><text:span text:style-name="T9"> </text:span></text:span><text:span text:style-name="Outline_5f_large"><text:span text:style-name="T8">i</text:span></text:span></text:p>
      <text:p text:style-name="P8"><text:span text:style-name="Outline"><text:span text:style-name="T10">i</text:span></text:span><text:span text:style-name="Outline"><text:span text:style-name="T17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7"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7"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8"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8"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8"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8"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8"><text:span text:style-name="Outline"><text:span text:style-name="T10">i</text:span></text:span><text:span text:style-name="Outline"><text:span text:style-name="T17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8"><text:span text:style-name="Outline"><text:span text:style-name="T10">i</text:span></text:span><text:span text:style-name="Outline"><text:span text:style-name="T17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8"><text:span text:style-name="Outline"><text:span text:style-name="T10">i</text:span></text:span><text:span text:style-name="Outline"><text:span text:style-name="T17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8"><text:span text:style-name="Outline"><text:span text:style-name="T10">i</text:span></text:span><text:span text:style-name="Outline"><text:span text:style-name="T17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8"><text:span text:style-name="Outline"><text:span text:style-name="T10">i</text:span></text:span><text:span text:style-name="Outline"><text:span text:style-name="T17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8"><text:span text:style-name="Outline"><text:span text:style-name="T10">i</text:span></text:span><text:span text:style-name="Outline"><text:span text:style-name="T17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text:span text:style-name="Outline"><text:span text:style-name="T12"> </text:span></text:span><text:span text:style-name="Outline"><text:span text:style-name="T11">i</text:span></text:span></text:p>
      <text:p text:style-name="P6"><draw:line text:anchor-type="paragraph" draw:z-index="5" draw:style-name="gr5" draw:text-style-name="P14" svg:x1="0cm" svg:y1="0.319cm" svg:x2="17cm" svg:y2="0.319cm"><text:p/></draw:line><draw:line text:anchor-type="paragraph" draw:z-index="6" draw:style-name="gr5" draw:text-style-name="P14" svg:x1="0cm" svg:y1="0.72cm" svg:x2="17cm" svg:y2="0.72cm"><text:p/></draw:line><draw:line text:anchor-type="paragraph" draw:z-index="7" draw:style-name="gr5" draw:text-style-name="P14" svg:x1="0cm" svg:y1="0.921cm" svg:x2="17cm" svg:y2="0.921cm"><text:p/></draw:line><draw:line text:anchor-type="paragraph" draw:z-index="8" draw:style-name="gr5" draw:text-style-name="P14" svg:x1="0cm" svg:y1="0.52cm" svg:x2="17cm" svg:y2="0.52cm"><text:p/></draw:line><text:span text:style-name="Outline"><text:span text:style-name="T4">i</text:span></text:span></text:p>
      <text:p text:style-name="P6"><draw:line text:anchor-type="paragraph" draw:z-index="9" draw:style-name="gr5" draw:text-style-name="P14" svg:x1="0cm" svg:y1="0.319cm" svg:x2="17cm" svg:y2="0.319cm"><text:p/></draw:line><draw:line text:anchor-type="paragraph" draw:z-index="10" draw:style-name="gr5" draw:text-style-name="P14" svg:x1="0cm" svg:y1="0.921cm" svg:x2="17cm" svg:y2="0.921cm"><text:p/></draw:line><text:span text:style-name="Outline"><text:span text:style-name="T4">i</text:span></text:span></text:p>
      <text:p text:style-name="P10"><text:span text:style-name="T1">©</text:span> Copyright 2016 Stephan Kreutzer, <text:span text:style-name="T19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06:20.153824877</dc:date>
    <dc:creator>Stephan Kreutzer</dc:creator>
    <meta:editing-duration>PT2H37M9S</meta:editing-duration>
    <meta:editing-cycles>52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1028" meta:character-count="2229" meta:non-whitespace-character-count="1222"/>
  </office:meta>
</office:document-meta>
</file>